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E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E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宋体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7T10:14:36.05</meta:creation-date>
    <meta:document-statistic meta:table-count="1" meta:image-count="0" meta:object-count="0" meta:page-count="1" meta:paragraph-count="0" meta:word-count="0" meta:character-count="0"/>
    <dc:date>2012-09-27T10:17:40.30</dc:date>
    <meta:editing-duration>PT3M7S</meta:editing-duration>
    <meta:editing-cycles>1</meta:editing-cycles>
    <meta:generator>OpenOffice.org/3.5$Win32 OpenOffice.org_project/350m1$Build-9610</meta:generator>
  </office:meta>
</office:document-meta>
</file>